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9c5c" officeooo:paragraph-rsid="000b9c5c"/>
    </style:style>
    <style:style style:name="P2" style:family="paragraph" style:parent-style-name="Standard">
      <style:text-properties officeooo:rsid="000d8f7b" officeooo:paragraph-rsid="000d8f7b"/>
    </style:style>
    <style:style style:name="T1" style:family="text">
      <style:text-properties officeooo:rsid="000d8f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imputation:</text:p>
      <text:p text:style-name="P1"><text:a xlink:type="simple" xlink:href="https://www.rdocumentation.org/packages/mice/versions/3.5.0/topics/mice" text:style-name="Internet_20_link" text:visited-style-name="Visited_20_Internet_20_Link">https://www.rdocumentation.org/packages/mice/versions/3.5.0/topics/mice</text:a></text:p>
      <text:p text:style-name="P1"/>
      <text:p text:style-name="P1">Several imputation method<text:span text:style-name="T1">s</text:span> were tried of which the NA values imputation based on <text:span text:style-name="T1">the MICE (Multivariate Imputation By Chained Equations) turned out to create the most adequate replacement values.</text:span></text:p>
      <text:p text:style-name="P1"/>
      <text:p text:style-name="P2">Feature Selection based on correlation to the target:</text:p>
      <text:p text:style-name="P2">Before using a PCA to reduce dimensionality another technique was used to already reduce the dimensionality based on the individual feature correlation to the target. Features having a correlation lower than 0.1 to the target are already eliminated, which resulted in 12 features.</text:p>
      <text:p text:style-name="P2"/>
      <text:p text:style-name="P2">PCA: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9:41:52.751242867</meta:creation-date>
    <dc:date>2019-05-28T11:48:42.252066637</dc:date>
    <meta:editing-duration>PT15H46M29S</meta:editing-duration>
    <meta:editing-cycles>1</meta:editing-cycles>
    <meta:document-statistic meta:table-count="0" meta:image-count="0" meta:object-count="0" meta:page-count="1" meta:paragraph-count="6" meta:word-count="84" meta:character-count="619" meta:non-whitespace-character-count="541"/>
    <meta:generator>LibreOffice/6.0.7.3$Linux_X86_64 LibreOffice_project/00m0$Build-3</meta:generator>
  </office:meta>
</office:document-meta>
</file>